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ГОСТ тип А" svg:font-family="'ГОСТ тип А'" style:font-pitch="variable"/>
    <style:font-face style:name="ГОСТ тип А1" svg:font-family="'ГОСТ тип А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svg:stroke-opacity="100%" draw:stroke-linejoin="round" svg:stroke-linecap="round" draw:fill="none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3" style:family="graphic" style:parent-style-name="standard">
      <style:graphic-properties draw:stroke="none" draw:fill="none" draw:textarea-vertical-align="middle" fo:min-height="0.469cm" fo:min-width="2.54cm" fo:padding-top="0.141cm" fo:padding-bottom="0.141cm" fo:padding-left="0.141cm" fo:padding-right="0.141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619cm" fo:min-width="6.167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06cm" fo:min-width="7.12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349cm" fo:min-width="2.04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208cm" fo:min-width="3.31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Concave_20_short" draw:marker-end-width="0.3cm" draw:fill="none" draw:textarea-vertical-align="bottom" loext:decorative="false"/>
      <style:paragraph-properties style:writing-mode="lr-tb"/>
    </style:style>
    <style:style style:name="gr13" style:family="graphic" style:parent-style-name="objectwithoutfill" style:list-style-name="L1">
      <style:graphic-properties draw:marker-start="" draw:fill="none" draw:textarea-horizontal-align="left" draw:textarea-vertical-align="bottom" loext:decorative="false"/>
      <style:paragraph-properties style:writing-mode="lr-tb"/>
    </style:style>
    <style:style style:name="gr14" style:family="graphic" style:parent-style-name="objectwithoutfill">
      <style:graphic-properties draw:fill="none" draw:textarea-vertical-align="middle" loext:decorative="false"/>
    </style:style>
    <style:style style:name="gr15" style:family="graphic" style:parent-style-name="objectwithoutfill" style:list-style-name="L1">
      <style:graphic-properties draw:marker-start="" draw:fill="none" draw:textarea-horizontal-align="left" draw:textarea-vertical-align="bottom" loext:decorative="false"/>
      <style:paragraph-properties style:writing-mode="lr-tb"/>
    </style:style>
    <style:style style:name="gr16" style:family="graphic" style:parent-style-name="objectwithoutfill">
      <style:graphic-properties draw:marker-end="Concave_20_short" draw:marker-end-width="0.3cm" draw:fill="none" draw:textarea-horizontal-align="left" draw:textarea-vertical-align="bottom" loext:decorative="false"/>
      <style:paragraph-properties style:writing-mode="lr-tb"/>
    </style:style>
    <style:style style:name="P1" style:family="paragraph">
      <loext:graphic-properties draw:fill="none"/>
      <style:text-properties style:font-name="ГОСТ тип А1" fo:font-style="italic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ГОСТ тип А1" fo:font-size="18pt" fo:font-style="italic"/>
    </style:style>
    <style:style style:name="P4" style:family="paragraph">
      <style:paragraph-properties fo:margin-left="0cm" fo:margin-right="0cm" fo:margin-top="0cm" fo:margin-bottom="0.423cm" fo:line-height="12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.423cm" fo:line-height="120%" fo:text-align="center" fo:text-indent="0cm"/>
      <style:text-properties style:font-name="ГОСТ тип А1" fo:font-size="18pt" fo:font-style="italic"/>
    </style:style>
    <style:style style:name="P6" style:family="paragraph">
      <style:paragraph-properties fo:text-align="center"/>
      <style:text-properties style:font-name="ГОСТ тип А" fo:font-size="16pt" fo:font-style="normal" style:font-style-asian="normal" style:font-style-complex="normal"/>
    </style:style>
    <style:style style:name="P7" style:family="paragraph">
      <loext:graphic-properties draw:fill="none"/>
      <style:paragraph-properties fo:text-align="center" style:writing-mode="lr-tb"/>
      <style:text-properties style:font-name="ГОСТ тип А" fo:font-size="16pt" fo:font-style="normal" style:font-style-asian="normal" style:font-style-complex="normal"/>
    </style:style>
    <style:style style:name="P8" style:family="paragraph">
      <style:paragraph-properties fo:margin-top="0cm" fo:margin-bottom="0cm" fo:text-align="start"/>
      <style:text-properties style:font-name="ГОСТ тип А" fo:font-size="16pt"/>
    </style:style>
    <style:style style:name="P9" style:family="paragraph">
      <loext:graphic-properties draw:fill="none"/>
      <style:paragraph-properties fo:margin-top="0cm" fo:margin-bottom="0cm" fo:text-align="start"/>
      <style:text-properties style:font-name="ГОСТ тип А" fo:font-size="16pt"/>
    </style:style>
    <style:style style:name="P10" style:family="paragraph">
      <style:paragraph-properties fo:margin-top="0cm" fo:margin-bottom="0cm" fo:text-align="end"/>
      <style:text-properties style:font-name="ГОСТ тип А" fo:font-size="16pt"/>
    </style:style>
    <style:style style:name="P11" style:family="paragraph">
      <loext:graphic-properties draw:fill="none"/>
      <style:paragraph-properties fo:margin-top="0cm" fo:margin-bottom="0cm" fo:text-align="end"/>
      <style:text-properties style:font-name="ГОСТ тип А" fo:font-size="16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tyle="italic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tyle="italic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cm" fo:margin-bottom="0cm" fo:text-align="start"/>
      <style:text-properties style:font-name="ГОСТ тип А" fo:font-size="16pt" fo:font-style="italic"/>
    </style:style>
    <style:style style:name="P16" style:family="paragraph">
      <loext:graphic-properties draw:fill="none"/>
      <style:paragraph-properties fo:margin-top="0cm" fo:margin-bottom="0cm" fo:text-align="start"/>
      <style:text-properties style:font-name="ГОСТ тип А" fo:font-size="16pt" fo:font-style="italic"/>
    </style:style>
    <style:style style:name="P17" style:family="paragraph">
      <style:paragraph-properties fo:margin-top="0cm" fo:margin-bottom="0cm" fo:text-align="end"/>
      <style:text-properties style:font-name="ГОСТ тип А" fo:font-size="16pt" fo:font-style="italic"/>
    </style:style>
    <style:style style:name="P18" style:family="paragraph">
      <loext:graphic-properties draw:fill="none"/>
      <style:paragraph-properties fo:margin-top="0cm" fo:margin-bottom="0cm" fo:text-align="end"/>
      <style:text-properties style:font-name="ГОСТ тип А" fo:font-size="16pt" fo:font-style="italic"/>
    </style:style>
    <style:style style:name="T1" style:family="text">
      <style:text-properties fo:color="#000000" loext:opacity="100%" style:font-name="ГОСТ тип А1" fo:font-size="8pt" fo:font-style="italic" style:font-name-asian="GOST type B" style:font-size-asian="8pt" style:font-name-complex="GOST type B" style:font-size-complex="8pt"/>
    </style:style>
    <style:style style:name="T2" style:family="text">
      <style:text-properties fo:color="#000000" loext:opacity="100%" style:font-name="ГОСТ тип А1" fo:font-size="18pt" fo:font-style="italic" style:font-name-asian="GOST type B" style:font-size-asian="18pt" style:font-name-complex="GOST type B" style:font-size-complex="18pt"/>
    </style:style>
    <style:style style:name="T3" style:family="text">
      <style:text-properties fo:color="#000000" loext:opacity="100%" style:font-name="ГОСТ тип А1" fo:font-size="14pt" fo:font-style="italic" style:font-name-asian="GOST type B" style:font-size-asian="14pt" style:font-name-complex="GOST type B" style:font-size-complex="14pt"/>
    </style:style>
    <style:style style:name="T4" style:family="text">
      <style:text-properties fo:color="#000000" loext:opacity="100%" style:font-name="ГОСТ тип А1" fo:font-size="10pt" fo:font-style="italic" style:font-name-asian="GOST type B" style:font-size-asian="10pt" style:font-name-complex="GOST type B" style:font-size-complex="10pt"/>
    </style:style>
    <style:style style:name="T5" style:family="text">
      <style:text-properties style:font-name="ГОСТ тип А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ГОСТ тип А"/>
    </style:style>
    <style:style style:name="T8" style:family="text">
      <style:text-properties style:font-name="ГОСТ тип А"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_clipboard0" draw:style-name="dp1" draw:master-page-name="PM1">
        <draw:line draw:style-name="gr1" draw:text-style-name="P1" draw:layer="layout" svg:x1="2cm" svg:y1="23.7cm" svg:x2="20.499cm" svg:y2="23.7cm">
          <text:p/>
        </draw:line>
        <draw:line draw:style-name="gr1" draw:text-style-name="P1" draw:layer="layout" svg:x1="3.7cm" svg:y1="23.7cm" svg:x2="3.7cm" svg:y2="29.199cm">
          <text:p/>
        </draw:line>
        <draw:line draw:style-name="gr1" draw:text-style-name="P1" draw:layer="layout" svg:x1="6cm" svg:y1="23.7cm" svg:x2="6cm" svg:y2="29.199cm">
          <text:p/>
        </draw:line>
        <draw:line draw:style-name="gr1" draw:text-style-name="P1" draw:layer="layout" svg:x1="7.5cm" svg:y1="23.7cm" svg:x2="7.5cm" svg:y2="29.199cm">
          <text:p/>
        </draw:line>
        <draw:line draw:style-name="gr1" draw:text-style-name="P1" draw:layer="layout" svg:x1="8.5cm" svg:y1="23.7cm" svg:x2="8.5cm" svg:y2="29.199cm">
          <text:p/>
        </draw:line>
        <draw:line draw:style-name="gr1" draw:text-style-name="P1" draw:layer="layout" svg:x1="15.5cm" svg:y1="25.2cm" svg:x2="15.5cm" svg:y2="29.2cm">
          <text:p/>
        </draw:line>
        <draw:line draw:style-name="gr2" draw:text-style-name="P1" draw:layer="layout" svg:x1="2cm" svg:y1="24.2cm" svg:x2="8.5cm" svg:y2="24.2cm">
          <text:p/>
        </draw:line>
        <draw:line draw:style-name="gr2" draw:text-style-name="P1" draw:layer="layout" svg:x1="2cm" svg:y1="24.7cm" svg:x2="8.5cm" svg:y2="24.7cm">
          <text:p/>
        </draw:line>
        <draw:line draw:style-name="gr2" draw:text-style-name="P1" draw:layer="layout" svg:x1="2cm" svg:y1="25.2cm" svg:x2="8.5cm" svg:y2="25.2cm">
          <text:p/>
        </draw:line>
        <draw:line draw:style-name="gr1" draw:text-style-name="P1" draw:layer="layout" svg:x1="2cm" svg:y1="25.7cm" svg:x2="8.5cm" svg:y2="25.7cm">
          <text:p/>
        </draw:line>
        <draw:line draw:style-name="gr1" draw:text-style-name="P1" draw:layer="layout" svg:x1="2cm" svg:y1="26.2cm" svg:x2="8.5cm" svg:y2="26.2cm">
          <text:p/>
        </draw:line>
        <draw:line draw:style-name="gr2" draw:text-style-name="P1" draw:layer="layout" svg:x1="2cm" svg:y1="26.7cm" svg:x2="8.5cm" svg:y2="26.7cm">
          <text:p/>
        </draw:line>
        <draw:line draw:style-name="gr2" draw:text-style-name="P1" draw:layer="layout" svg:x1="2cm" svg:y1="28.7cm" svg:x2="8.5cm" svg:y2="28.7cm">
          <text:p/>
        </draw:line>
        <draw:line draw:style-name="gr2" draw:text-style-name="P1" draw:layer="layout" svg:x1="8.5cm" svg:y1="28.2cm" svg:x2="2cm" svg:y2="28.2cm">
          <text:p/>
        </draw:line>
        <draw:line draw:style-name="gr2" draw:text-style-name="P1" draw:layer="layout" svg:x1="2cm" svg:y1="27.7cm" svg:x2="8.5cm" svg:y2="27.7cm">
          <text:p/>
        </draw:line>
        <draw:line draw:style-name="gr2" draw:text-style-name="P1" draw:layer="layout" svg:x1="8.5cm" svg:y1="27.2cm" svg:x2="2cm" svg:y2="27.2cm">
          <text:p/>
        </draw:line>
        <draw:line draw:style-name="gr1" draw:text-style-name="P1" draw:layer="layout" svg:x1="2.7cm" svg:y1="23.7cm" svg:x2="2.7cm" svg:y2="26.2cm">
          <text:p/>
        </draw:line>
        <draw:line draw:style-name="gr1" draw:text-style-name="P1" draw:layer="layout" svg:x1="8.5cm" svg:y1="25.2cm" svg:x2="20.499cm" svg:y2="25.2cm">
          <text:p/>
        </draw:line>
        <draw:line draw:style-name="gr1" draw:text-style-name="P1" draw:layer="layout" svg:x1="15.5cm" svg:y1="25.7cm" svg:x2="20.499cm" svg:y2="25.7cm">
          <text:p/>
        </draw:line>
        <draw:line draw:style-name="gr1" draw:text-style-name="P1" draw:layer="layout" svg:x1="15.5cm" svg:y1="27.2cm" svg:x2="20.499cm" svg:y2="27.2cm">
          <text:p/>
        </draw:line>
        <draw:line draw:style-name="gr1" draw:text-style-name="P1" draw:layer="layout" svg:x1="8.5cm" svg:y1="27.7cm" svg:x2="20.499cm" svg:y2="27.7cm">
          <text:p/>
        </draw:line>
        <draw:line draw:style-name="gr1" draw:text-style-name="P1" draw:layer="layout" svg:x1="17cm" svg:y1="25.2cm" svg:x2="17cm" svg:y2="27.2cm">
          <text:p/>
        </draw:line>
        <draw:line draw:style-name="gr1" draw:text-style-name="P1" draw:layer="layout" svg:x1="18.7cm" svg:y1="25.2cm" svg:x2="18.7cm" svg:y2="27.2cm">
          <text:p/>
        </draw:line>
        <draw:line draw:style-name="gr2" draw:text-style-name="P1" draw:layer="layout" svg:x1="16cm" svg:y1="25.7cm" svg:x2="16cm" svg:y2="27.2cm">
          <text:p/>
        </draw:line>
        <draw:line draw:style-name="gr2" draw:text-style-name="P1" draw:layer="layout" svg:x1="16.5cm" svg:y1="25.7cm" svg:x2="16.5cm" svg:y2="27.2cm">
          <text:p/>
        </draw:line>
        <draw:line draw:style-name="gr1" draw:text-style-name="P1" draw:layer="layout" svg:x1="17.5cm" svg:y1="27.2cm" svg:x2="17.5cm" svg:y2="27.699cm">
          <text:p/>
        </draw:line>
        <draw:frame draw:style-name="gr3" draw:text-style-name="P3" draw:layer="layout" svg:width="1cm" svg:height="0.751cm" svg:x="1.84cm" svg:y="25.594cm">
          <draw:text-box>
            <text:p text:style-name="P2"><text:span text:style-name="T1">Изм</text:span></text:p>
          </draw:text-box>
        </draw:frame>
        <draw:frame draw:style-name="gr4" draw:text-style-name="P3" draw:layer="layout" svg:width="1cm" svg:height="1.219cm" svg:x="2.7cm" svg:y="25.35cm">
          <draw:text-box>
            <text:p text:style-name="P2"><text:span text:style-name="T1">Лист</text:span></text:p>
          </draw:text-box>
        </draw:frame>
        <draw:frame draw:style-name="gr3" draw:text-style-name="P3" draw:layer="layout" svg:width="2.3cm" svg:height="0.751cm" svg:x="3.7cm" svg:y="25.584cm">
          <draw:text-box>
            <text:p text:style-name="P2"><text:span text:style-name="T1">№ </text:span><text:span text:style-name="T1">документа</text:span></text:p>
          </draw:text-box>
        </draw:frame>
        <draw:frame draw:style-name="gr3" draw:text-style-name="P3" draw:layer="layout" svg:width="1.5cm" svg:height="0.751cm" svg:x="6cm" svg:y="25.584cm">
          <draw:text-box>
            <text:p text:style-name="P2"><text:span text:style-name="T1">Подпись</text:span></text:p>
          </draw:text-box>
        </draw:frame>
        <draw:frame draw:style-name="gr4" draw:text-style-name="P3" draw:layer="layout" svg:width="1cm" svg:height="1.219cm" svg:x="7.5cm" svg:y="25.35cm">
          <draw:text-box>
            <text:p text:style-name="P2"><text:span text:style-name="T1">Дата</text:span></text:p>
          </draw:text-box>
        </draw:frame>
        <draw:frame draw:style-name="gr4" draw:text-style-name="P3" draw:layer="layout" svg:width="1.7cm" svg:height="1.219cm" svg:x="2cm" svg:y="25.84cm">
          <draw:text-box>
            <text:p text:style-name="P2"><text:span text:style-name="T1">Разработал</text:span></text:p>
          </draw:text-box>
        </draw:frame>
        <draw:frame draw:style-name="gr3" draw:text-style-name="P3" draw:layer="layout" svg:width="2.3cm" svg:height="0.751cm" svg:x="3.7cm" svg:y="26.074cm">
          <draw:text-box>
            <text:p text:style-name="P2"><text:span text:style-name="T1">Шефнер А.</text:span></text:p>
          </draw:text-box>
        </draw:frame>
        <draw:frame draw:style-name="gr3" draw:text-style-name="P3" draw:layer="layout" svg:width="1.7cm" svg:height="0.751cm" svg:x="2cm" svg:y="26.574cm">
          <draw:text-box>
            <text:p text:style-name="P2"><text:span text:style-name="T1">Проверил</text:span></text:p>
          </draw:text-box>
        </draw:frame>
        <draw:frame draw:style-name="gr4" draw:text-style-name="P3" draw:layer="layout" svg:width="2.5cm" svg:height="1.219cm" svg:x="3.6cm" svg:y="26.34cm">
          <draw:text-box>
            <text:p text:style-name="P2"><text:span text:style-name="T1">Барановский А.М.</text:span></text:p>
          </draw:text-box>
        </draw:frame>
        <draw:frame draw:style-name="gr3" draw:text-style-name="P3" draw:layer="layout" svg:width="1.7cm" svg:height="0.751cm" svg:x="2cm" svg:y="27.074cm">
          <draw:text-box>
            <text:p text:style-name="P2"><text:span text:style-name="T1">Т. контр.</text:span></text:p>
          </draw:text-box>
        </draw:frame>
        <draw:frame draw:style-name="gr3" draw:text-style-name="P3" draw:layer="layout" svg:width="1.7cm" svg:height="0.751cm" svg:x="2cm" svg:y="28.074cm">
          <draw:text-box>
            <text:p text:style-name="P2"><text:span text:style-name="T1">Н. контр.</text:span></text:p>
          </draw:text-box>
        </draw:frame>
        <draw:frame draw:style-name="gr3" draw:text-style-name="P3" draw:layer="layout" svg:width="1.7cm" svg:height="0.751cm" svg:x="2cm" svg:y="28.574cm">
          <draw:text-box>
            <text:p text:style-name="P2"><text:span text:style-name="T1">Утв.</text:span></text:p>
          </draw:text-box>
        </draw:frame>
        <draw:frame draw:style-name="gr5" draw:text-style-name="P3" draw:layer="layout" svg:width="12cm" svg:height="1.5cm" svg:x="8.5cm" svg:y="23.7cm">
          <draw:text-box>
            <text:p text:style-name="P2"><text:span text:style-name="T2">АБВГ</text:span><text:span text:style-name="T2">.ХХХ</text:span><text:span text:style-name="T2">ХХХ.</text:span><text:span text:style-name="T2">021Э1</text:span></text:p>
          </draw:text-box>
        </draw:frame>
        <draw:frame draw:style-name="gr6" draw:text-style-name="P5" draw:layer="layout" svg:width="7cm" svg:height="2.5cm" svg:x="8.5cm" svg:y="25.2cm">
          <draw:text-box>
            <text:p text:style-name="P4"><text:span text:style-name="T3">Узел </text:span><text:span text:style-name="T3">функцио</text:span><text:span text:style-name="T3">нальный</text:span></text:p>
            <text:p text:style-name="P4"><text:span text:style-name="T4">Схема </text:span><text:span text:style-name="T4">электрическ</text:span><text:span text:style-name="T4">ая </text:span><text:span text:style-name="T4">структурна</text:span><text:span text:style-name="T4">я</text:span></text:p>
          </draw:text-box>
        </draw:frame>
        <draw:frame draw:style-name="gr3" draw:text-style-name="P3" draw:layer="layout" svg:width="1.5cm" svg:height="0.751cm" svg:x="15.5cm" svg:y="25.074cm">
          <draw:text-box>
            <text:p text:style-name="P2"><text:span text:style-name="T1">Лит.</text:span></text:p>
          </draw:text-box>
        </draw:frame>
        <draw:frame draw:style-name="gr3" draw:text-style-name="P3" draw:layer="layout" svg:width="1.7cm" svg:height="0.751cm" svg:x="17cm" svg:y="25.074cm">
          <draw:text-box>
            <text:p text:style-name="P2"><text:span text:style-name="T1">Масса</text:span></text:p>
          </draw:text-box>
        </draw:frame>
        <draw:frame draw:style-name="gr3" draw:text-style-name="P3" draw:layer="layout" svg:width="1.8cm" svg:height="0.751cm" svg:x="18.7cm" svg:y="25.074cm">
          <draw:text-box>
            <text:p text:style-name="P2"><text:span text:style-name="T1">Масштаб</text:span></text:p>
          </draw:text-box>
        </draw:frame>
        <draw:frame draw:style-name="gr3" draw:text-style-name="P3" draw:layer="layout" svg:width="2cm" svg:height="0.751cm" svg:x="15.5cm" svg:y="27.074cm">
          <draw:text-box>
            <text:p text:style-name="P2"><text:span text:style-name="T1">Лист 1</text:span></text:p>
          </draw:text-box>
        </draw:frame>
        <draw:frame draw:style-name="gr3" draw:text-style-name="P3" draw:layer="layout" svg:width="3cm" svg:height="0.751cm" svg:x="17.5cm" svg:y="27.074cm">
          <draw:text-box>
            <text:p text:style-name="P2"><text:span text:style-name="T1">Листов 1</text:span></text:p>
          </draw:text-box>
        </draw:frame>
        <draw:frame draw:style-name="gr5" draw:text-style-name="P3" draw:layer="layout" svg:width="5cm" svg:height="1.5cm" svg:x="15.5cm" svg:y="27.7cm">
          <draw:text-box>
            <text:p text:style-name="P2"><text:span text:style-name="T3">ПГУПС ИВБ-211</text:span></text:p>
          </draw:text-box>
        </draw:frame>
        <draw:polyline draw:style-name="gr7" draw:text-style-name="P1" draw:layer="layout" svg:width="7cm" svg:height="1.4cm" svg:x="2cm" svg:y="0.5cm" svg:viewBox="0 0 7001 1401" draw:points="0,1401 7001,1401 7001,0">
          <text:p/>
        </draw:polyline>
        <draw:frame draw:style-name="gr5" draw:text-style-name="P3" draw:layer="layout" svg:width="7cm" svg:height="1.5cm" draw:transform="rotate (-3.14159265358979) translate (9cm 1.951cm)">
          <draw:text-box>
            <text:p text:style-name="P2"><text:span text:style-name="T2">АБВГ</text:span><text:span text:style-name="T2">.ХХХ</text:span><text:span text:style-name="T2">ХХХ.</text:span><text:span text:style-name="T2">021Э1</text:span></text:p>
          </draw:text-box>
        </draw:frame>
        <draw:polyline draw:style-name="gr1" draw:text-style-name="P1" draw:layer="layout" svg:width="18.5cm" svg:height="28.7cm" svg:x="2cm" svg:y="0.5cm" svg:viewBox="0 0 18501 28701" draw:points="0,28701 18500,28701 18501,0">
          <text:p/>
        </draw:polyline>
        <draw:polyline draw:style-name="gr1" draw:text-style-name="P1" draw:layer="layout" svg:width="18.5cm" svg:height="28.7cm" svg:x="2cm" svg:y="0.5cm" svg:viewBox="0 0 18501 28701" draw:points="0,28701 0,0 18501,0">
          <text:p/>
        </draw:polyline>
        <draw:custom-shape draw:style-name="gr8" draw:text-style-name="P7" draw:layer="layout" svg:width="6.667cm" svg:height="2.869cm" draw:transform="rotate (-1.5707963267949) translate (8.584cm 12.383cm)">
          <text:p text:style-name="P6"><text:span text:style-name="T5">Комп</text:span><text:span text:style-name="T5">арат</text:span><text:span text:style-name="T5">о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7.62cm" svg:height="2.756cm" draw:transform="rotate (-1.5707963267949) translate (12.887cm 4.445cm)">
          <text:p text:style-name="P6"><text:span text:style-name="T5">Компарато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2.54cm" svg:height="1.599cm" draw:transform="rotate (-1.5707963267949) translate (17.015cm 8.255cm)">
          <text:p text:style-name="P6"><text:span text:style-name="T5">2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3.81cm" svg:height="1.458cm" draw:transform="rotate (-1.5707963267949) translate (17.015cm 15.24cm)">
          <text:p text:style-name="P6"><text:span text:style-name="T5">4И-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9" draw:layer="layout" svg:x1="2.829cm" svg:y1="9.525cm" svg:x2="10.131cm" svg:y2="9.525cm">
          <text:p text:style-name="P8"><text:span text:style-name="T6">вход</text:span> 8</text:p>
        </draw:line>
        <draw:line draw:style-name="gr12" draw:text-style-name="P9" draw:layer="layout" svg:x1="2.829cm" svg:y1="8.89cm" svg:x2="10.131cm" svg:y2="8.89cm">
          <text:p text:style-name="P8"><text:span text:style-name="T6">вход</text:span> 7</text:p>
        </draw:line>
        <draw:line draw:style-name="gr12" draw:text-style-name="P9" draw:layer="layout" svg:x1="2.829cm" svg:y1="8.255cm" svg:x2="10.131cm" svg:y2="8.255cm">
          <text:p text:style-name="P8"><text:span text:style-name="T6">вход</text:span> 6</text:p>
        </draw:line>
        <draw:line draw:style-name="gr12" draw:text-style-name="P9" draw:layer="layout" svg:x1="2.829cm" svg:y1="7.62cm" svg:x2="10.131cm" svg:y2="7.62cm">
          <text:p text:style-name="P8"><text:span text:style-name="T6">вход</text:span> 5</text:p>
        </draw:line>
        <draw:line draw:style-name="gr12" draw:text-style-name="P9" draw:layer="layout" svg:x1="2.829cm" svg:y1="6.985cm" svg:x2="10.131cm" svg:y2="6.985cm">
          <text:p text:style-name="P8"><text:span text:style-name="T6">вход</text:span> 4</text:p>
        </draw:line>
        <draw:line draw:style-name="gr12" draw:text-style-name="P9" draw:layer="layout" svg:x1="2.829cm" svg:y1="6.35cm" svg:x2="10.131cm" svg:y2="6.35cm">
          <text:p text:style-name="P8"><text:span text:style-name="T6">вход</text:span> 3</text:p>
        </draw:line>
        <draw:line draw:style-name="gr12" draw:text-style-name="P9" draw:layer="layout" svg:x1="2.829cm" svg:y1="5.715cm" svg:x2="10.131cm" svg:y2="5.715cm">
          <text:p text:style-name="P8"><text:span text:style-name="T6">вход</text:span> 2</text:p>
        </draw:line>
        <draw:line draw:style-name="gr12" draw:text-style-name="P9" draw:layer="layout" svg:x1="2.829cm" svg:y1="5.08cm" svg:x2="10.131cm" svg:y2="5.08cm">
          <text:p text:style-name="P8"><text:span text:style-name="T6">вход</text:span> 1</text:p>
        </draw:line>
        <draw:line draw:style-name="gr12" draw:text-style-name="P11" draw:layer="layout" svg:x1="14.605cm" svg:y1="8.572cm" svg:x2="15.427cm" svg:y2="8.572cm">
          <text:p text:style-name="P10"><text:span text:style-name="T7"/></text:p>
        </draw:line>
        <draw:line draw:style-name="gr13" draw:text-style-name="P13" draw:layer="layout" svg:x1="8.572cm" svg:y1="15.875cm" svg:x2="14.605cm" svg:y2="15.875cm">
          <text:p text:style-name="P12"><text:span text:style-name="T8">А&lt;В</text:span></text:p>
        </draw:line>
        <draw:line draw:style-name="gr14" draw:text-style-name="P14" draw:layer="layout" svg:x1="14.605cm" svg:y1="8.572cm" svg:x2="14.605cm" svg:y2="15.875cm">
          <text:p/>
        </draw:line>
        <draw:line draw:style-name="gr12" draw:text-style-name="P16" draw:layer="layout" svg:x1="8.572cm" svg:y1="17.78cm" svg:x2="15.557cm" svg:y2="17.78cm">
          <text:p text:style-name="P15"><text:span text:style-name="T7">А=В</text:span></text:p>
        </draw:line>
        <draw:line draw:style-name="gr12" draw:text-style-name="P11" draw:layer="layout" svg:x1="14.287cm" svg:y1="17.145cm" svg:x2="15.557cm" svg:y2="17.145cm">
          <text:p text:style-name="P10"><text:span text:style-name="T7"/></text:p>
        </draw:line>
        <draw:line draw:style-name="gr14" draw:text-style-name="P14" draw:layer="layout" svg:x1="14.287cm" svg:y1="10.477cm" svg:x2="14.287cm" svg:y2="17.145cm">
          <text:p/>
        </draw:line>
        <draw:line draw:style-name="gr15" draw:text-style-name="P13" draw:layer="layout" svg:x1="12.887cm" svg:y1="10.477cm" svg:x2="14.287cm" svg:y2="10.477cm">
          <text:p text:style-name="P12"><text:span text:style-name="T8">А=В</text:span></text:p>
        </draw:line>
        <draw:line draw:style-name="gr16" draw:text-style-name="P16" draw:layer="layout" svg:x1="12.887cm" svg:y1="9.525cm" svg:x2="15.427cm" svg:y2="9.525cm">
          <text:p text:style-name="P15"><text:span text:style-name="T7">А&lt;В</text:span></text:p>
        </draw:line>
        <draw:line draw:style-name="gr12" draw:text-style-name="P18" draw:layer="layout" svg:x1="17.015cm" svg:y1="9.525cm" svg:x2="19.367cm" svg:y2="9.525cm">
          <text:p text:style-name="P17"><text:span text:style-name="T7">выход 1</text:span></text:p>
        </draw:line>
        <draw:line draw:style-name="gr12" draw:text-style-name="P18" draw:layer="layout" svg:x1="17.015cm" svg:y1="17.145cm" svg:x2="19.367cm" svg:y2="17.145cm">
          <text:p text:style-name="P17"><text:span text:style-name="T7">выход </text:span><text:span text:style-name="T7">2</text:span></text:p>
        </draw:line>
        <draw:line draw:style-name="gr12" draw:text-style-name="P9" draw:layer="layout" svg:x1="2.857cm" svg:y1="10.16cm" svg:x2="10.159cm" svg:y2="10.16cm">
          <text:p text:style-name="P8"><text:span text:style-name="T6">вход</text:span> 9</text:p>
        </draw:line>
        <draw:line draw:style-name="gr12" draw:text-style-name="P9" draw:layer="layout" svg:x1="2.857cm" svg:y1="10.795cm" svg:x2="10.159cm" svg:y2="10.795cm">
          <text:p text:style-name="P8"><text:span text:style-name="T6">вход</text:span> 10</text:p>
        </draw:line>
        <draw:line draw:style-name="gr12" draw:text-style-name="P9" draw:layer="layout" svg:x1="2.858cm" svg:y1="11.43cm" svg:x2="10.16cm" svg:y2="11.43cm">
          <text:p text:style-name="P8"><text:span text:style-name="T6">вход</text:span> 11</text:p>
        </draw:line>
        <draw:line draw:style-name="gr12" draw:text-style-name="P9" draw:layer="layout" svg:x1="2.857cm" svg:y1="17.145cm" svg:x2="5.704cm" svg:y2="17.145cm">
          <text:p text:style-name="P8"><text:span text:style-name="T6">вход</text:span> 19</text:p>
        </draw:line>
        <draw:line draw:style-name="gr12" draw:text-style-name="P9" draw:layer="layout" svg:x1="2.857cm" svg:y1="16.51cm" svg:x2="5.704cm" svg:y2="16.51cm">
          <text:p text:style-name="P8"><text:span text:style-name="T6">вход</text:span> 18</text:p>
        </draw:line>
        <draw:line draw:style-name="gr12" draw:text-style-name="P9" draw:layer="layout" svg:x1="2.857cm" svg:y1="15.875cm" svg:x2="5.704cm" svg:y2="15.875cm">
          <text:p text:style-name="P8"><text:span text:style-name="T6">вход</text:span> 17</text:p>
        </draw:line>
        <draw:line draw:style-name="gr12" draw:text-style-name="P9" draw:layer="layout" svg:x1="2.857cm" svg:y1="15.24cm" svg:x2="5.704cm" svg:y2="15.24cm">
          <text:p text:style-name="P8"><text:span text:style-name="T6">вход</text:span> 16</text:p>
        </draw:line>
        <draw:line draw:style-name="gr12" draw:text-style-name="P9" draw:layer="layout" svg:x1="2.857cm" svg:y1="14.605cm" svg:x2="5.704cm" svg:y2="14.605cm">
          <text:p text:style-name="P8"><text:span text:style-name="T6">вход</text:span> 15</text:p>
        </draw:line>
        <draw:line draw:style-name="gr12" draw:text-style-name="P9" draw:layer="layout" svg:x1="2.857cm" svg:y1="13.97cm" svg:x2="5.704cm" svg:y2="13.97cm">
          <text:p text:style-name="P8"><text:span text:style-name="T6">Вход</text:span> 14</text:p>
        </draw:line>
        <draw:line draw:style-name="gr12" draw:text-style-name="P9" draw:layer="layout" svg:x1="2.857cm" svg:y1="13.335cm" svg:x2="5.704cm" svg:y2="13.335cm">
          <text:p text:style-name="P8"><text:span text:style-name="T6">вход</text:span> 13</text:p>
        </draw:line>
        <draw:line draw:style-name="gr12" draw:text-style-name="P9" draw:layer="layout" svg:x1="2.857cm" svg:y1="12.7cm" svg:x2="5.704cm" svg:y2="12.7cm">
          <text:p text:style-name="P8"><text:span text:style-name="T6">вход</text:span> 12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ГОСТ тип А" svg:font-family="'ГОСТ тип А'" style:font-pitch="variable"/>
    <style:font-face style:name="ГОСТ тип А1" svg:font-family="'ГОСТ тип А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ncave_20_short" draw:display-name="Concave short" svg:viewBox="0 826 1131 754" svg:d="M566 826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-width="0.152cm" draw:stroke-linejoin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26T18:54:52.249754147</dc:date>
    <meta:creation-date>2019-12-10T10:36:08Z</meta:creation-date>
    <meta:generator>LibreOffice/25.8.4.2$Linux_X86_64 LibreOffice_project/580$Build-2</meta:generator>
    <meta:editing-duration>PT36M18S</meta:editing-duration>
    <meta:editing-cycles>10</meta:editing-cycles>
    <meta:document-statistic meta:object-count="83"/>
  </office:meta>
</office:document-meta>
</file>